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fo:font-weight="bold" officeooo:rsid="00215b02" officeooo:paragraph-rsid="00215b02" style:font-weight-asian="bold" style:font-weight-complex="bold"/>
    </style:style>
    <style:style style:name="P3" style:family="paragraph" style:parent-style-name="Standard">
      <style:text-properties fo:font-weight="bold" officeooo:rsid="0024c18b" officeooo:paragraph-rsid="0024c18b" style:font-weight-asian="bold" style:font-weight-complex="bold"/>
    </style:style>
    <style:style style:name="P4" style:family="paragraph" style:parent-style-name="Standard">
      <style:text-properties officeooo:paragraph-rsid="0024c18b"/>
    </style:style>
    <style:style style:name="P5" style:family="paragraph" style:parent-style-name="Standard">
      <style:text-properties officeooo:paragraph-rsid="00266d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c18b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super 58%" fo:font-style="normal" fo:font-weight="normal" officeooo:rsid="0024c18b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officeooo:rsid="00266d16" style:font-style-asian="normal" style:font-weight-asian="norma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officeooo:rsid="0024c18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66d16" style:font-style-asian="normal" style:font-weight-asian="normal" style:font-style-complex="normal" style:font-weight-complex="normal"/>
    </style:style>
    <style:style style:name="T10" style:family="text">
      <style:text-properties officeooo:rsid="00140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U2L5 German <text:tab/><text:tab/><text:tab/><text:tab/><text:tab/><text:tab/><text:tab/><text:tab/><text:tab/><text:tab/></text:span><text:span text:style-name="Emphasis"><text:span text:style-name="T7">ß ä ë ï ö ü</text:span></text:span> </text:p>
      <text:p text:style-name="P2"/>
      <text:p text:style-name="P3">Birthdays</text:p>
      <text:p text:style-name="P3"/>
      <text:p text:style-name="P3"><text:tab/>Examples</text:p>
      <text:p text:style-name="P3"/>
      <text:p text:style-name="P3"><text:tab/><text:tab/><text:span text:style-name="T1">Ich habe am sechzehnten Januar Geburtstag.</text:span></text:p>
      <text:p text:style-name="P3"><text:span text:style-name="T1"><text:tab/><text:tab/>I have my birthday on the 16</text:span><text:span text:style-name="T3">th</text:span><text:span text:style-name="T1"> of January.</text:span></text:p>
      <text:p text:style-name="P3"/>
      <text:p text:style-name="P3"><text:tab/><text:tab/><text:span text:style-name="T1">Meine Mutter hat am zehnten Juni Geburtstag.</text:span></text:p>
      <text:p text:style-name="P3"><text:span text:style-name="T1"><text:tab/><text:tab/>My mother has a birthday on the 10</text:span><text:span text:style-name="T3">th</text:span><text:span text:style-name="T1"> of June.</text:span></text:p>
      <text:p text:style-name="P3"><text:span text:style-name="T1"/></text:p>
      <text:p text:style-name="P4"><text:span text:style-name="T2"><text:tab/><text:tab/>Mein Vater hat am zw</text:span><text:span text:style-name="Emphasis"><text:span text:style-name="T8">ölften Januar Geburtstag.</text:span></text:span></text:p>
      <text:p text:style-name="P4"><text:span text:style-name="Emphasis"><text:span text:style-name="T8"><text:tab/><text:tab/>My father has a birthday on the 12</text:span></text:span><text:span text:style-name="Emphasis"><text:span text:style-name="T4">th</text:span></text:span><text:span text:style-name="Emphasis"><text:span text:style-name="T8"> of January.</text:span></text:span></text:p>
      <text:p text:style-name="P4"><text:span text:style-name="Emphasis"><text:span text:style-name="T8"/></text:span></text:p>
      <text:p text:style-name="P4"><text:span text:style-name="Emphasis"><text:span text:style-name="T8"><text:tab/><text:tab/>Mein Schwester hat am dritten März Geburtstag.</text:span></text:span></text:p>
      <text:p text:style-name="P4"><text:span text:style-name="Emphasis"><text:span text:style-name="T8"><text:tab/><text:tab/>My sister has a birthday on the 3</text:span></text:span><text:span text:style-name="Emphasis"><text:span text:style-name="T4">rd</text:span></text:span><text:span text:style-name="Emphasis"><text:span text:style-name="T8"> of March.</text:span></text:span></text:p>
      <text:p text:style-name="P4"><text:span text:style-name="Emphasis"><text:span text:style-name="T8"/></text:span></text:p>
      <text:p text:style-name="P5"><text:span text:style-name="Emphasis"><text:span text:style-name="T8"><text:tab/><text:tab/></text:span></text:span><text:span text:style-name="Emphasis"><text:span text:style-name="T9">Mein Bruder hat am fünfzehnten April Geburtstag.</text:span></text:span></text:p>
      <text:p text:style-name="P5"><text:span text:style-name="Emphasis"><text:span text:style-name="T9"><text:tab/><text:tab/>My brother has a birthday on the 15</text:span></text:span><text:span text:style-name="Emphasis"><text:span text:style-name="T5">th</text:span></text:span><text:span text:style-name="Emphasis"><text:span text:style-name="T9"> of April.</text:span></text:span></text:p>
      <text:p text:style-name="P3"><text:tab/>..</text:p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1T16:23:15.200323993</dc:date>
    <meta:editing-duration>PT1H13M25S</meta:editing-duration>
    <meta:editing-cycles>14</meta:editing-cycles>
    <meta:generator>LibreOffice/4.4.7.2$Linux_X86_64 LibreOffice_project/40$Build-2</meta:generator>
    <meta:document-statistic meta:table-count="0" meta:image-count="0" meta:object-count="0" meta:page-count="1" meta:paragraph-count="15" meta:word-count="95" meta:character-count="529" meta:non-whitespace-character-count="416"/>
  </office:meta>
</office:document-meta>
</file>